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Courier New" svg:font-family="'Courier New'" style:font-family-generic="modern" style:font-pitch="fixed"/>
    <style:font-face style:name="DejaVu Sans Mono" svg:font-family="'DejaVu Sans Mono'" style:font-family-generic="modern" style:font-pitch="fixed"/>
    <style:font-face style:name="Linux Libertine Mono O" svg:font-family="'Linux Libertine Mono O'"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OpenSymbol" svg:font-family="OpenSymbol" style:font-family-generic="system" style:font-pitch="variable"/>
  </office:font-face-decls>
  <office:automatic-styles>
    <style:style style:name="Tabelle1" style:family="table">
      <style:table-properties style:width="3.3465in" table:align="center"/>
    </style:style>
    <style:style style:name="Tabelle1.A" style:family="table-column">
      <style:table-column-properties style:column-width="1.6632in"/>
    </style:style>
    <style:style style:name="Tabelle1.B" style:family="table-column">
      <style:table-column-properties style:column-width="1.6833in"/>
    </style:style>
    <style:style style:name="Tabelle1.A1" style:family="table-cell">
      <style:table-cell-properties fo:padding="0.0201in" fo:border-left="none" fo:border-right="none" fo:border-top="none" fo:border-bottom="0.25pt solid #000000" style:writing-mode="lr-tb"/>
    </style:style>
    <style:style style:name="Tabelle1.A2" style:family="table-cell">
      <style:table-cell-properties fo:padding="0in" fo:border="none" style:writing-mode="lr-tb"/>
    </style:style>
    <style:style style:name="P1" style:family="paragraph" style:parent-style-name="LangSci_5f_Example">
      <style:text-properties fo:font-size="10pt" style:font-size-asian="10pt"/>
    </style:style>
    <style:style style:name="P2" style:family="paragraph" style:parent-style-name="LangSci_5f_Example">
      <style:text-properties fo:language="de" fo:country="DE"/>
    </style:style>
    <style:style style:name="P3" style:family="paragraph" style:parent-style-name="LangSci_5f_Translation_5f_Subexample">
      <style:text-properties officeooo:paragraph-rsid="00228882"/>
    </style:style>
    <style:style style:name="P4" style:family="paragraph" style:parent-style-name="LangSci_5f_Translation_5f_Subexample">
      <style:text-properties fo:language="de" fo:country="DE" officeooo:rsid="001b49bc" officeooo:paragraph-rsid="00228882"/>
    </style:style>
    <style:style style:name="P5" style:family="paragraph" style:parent-style-name="Heading_20_1">
      <style:paragraph-properties fo:text-align="center" style:justify-single-word="false"/>
      <style:text-properties fo:font-size="28pt" style:font-size-asian="28pt" style:font-size-complex="28pt"/>
    </style:style>
    <style:style style:name="P6" style:family="paragraph" style:parent-style-name="Heading_20_1">
      <style:paragraph-properties fo:break-before="page"/>
    </style:style>
    <style:style style:name="P7" style:family="paragraph" style:parent-style-name="Text_20_body" style:list-style-name="L1"/>
    <style:style style:name="P8" style:family="paragraph" style:parent-style-name="Text_20_body" style:list-style-name="L2"/>
    <style:style style:name="P9" style:family="paragraph" style:parent-style-name="Standard">
      <style:text-properties officeooo:rsid="00244cea" officeooo:paragraph-rsid="00244cea"/>
    </style:style>
    <style:style style:name="P10" style:family="paragraph" style:parent-style-name="Standard">
      <style:text-properties officeooo:rsid="0025bb7f" officeooo:paragraph-rsid="0025bb7f"/>
    </style:style>
    <style:style style:name="P11" style:family="paragraph" style:parent-style-name="LangSci_5f_Langinfo">
      <style:paragraph-properties fo:margin-left="0in" fo:margin-right="0in" fo:text-indent="0in" style:auto-text-indent="false"/>
      <style:text-properties officeooo:paragraph-rsid="00228882"/>
    </style:style>
    <style:style style:name="T1" style:family="text">
      <style:text-properties fo:language="de" fo:country="DE"/>
    </style:style>
    <style:style style:name="T2" style:family="text">
      <style:text-properties fo:language="de" fo:country="DE" style:language-asian="de" style:country-asian="DE" style:language-complex="ar" style:country-complex="SA"/>
    </style:style>
    <style:style style:name="T3" style:family="text">
      <style:text-properties fo:language="de" fo:country="DE" officeooo:rsid="001b49bc"/>
    </style:style>
    <style:style style:name="T4" style:family="text">
      <style:text-properties fo:font-variant="small-caps"/>
    </style:style>
    <style:style style:name="T5" style:family="text">
      <style:text-properties fo:font-variant="small-caps" fo:font-size="10pt" style:font-size-asian="10pt"/>
    </style:style>
    <style:style style:name="T6" style:family="text">
      <style:text-properties fo:font-size="10pt" style:font-size-asian="10pt"/>
    </style:style>
    <style:style style:name="T7" style:family="text">
      <style:text-properties officeooo:rsid="00194b44"/>
    </style:style>
    <style:style style:name="fr1" style:family="graphic" style:parent-style-name="Graphics">
      <style:graphic-properties style:wrap="none" style:vertical-pos="from-top" style:vertical-rel="paragraph" style:horizontal-pos="center" style:horizontal-rel="paragraph" fo:background-color="#ffffff" style:background-transparency="0%" draw:fill="solid" draw:fill-color="#ffffff" draw:opacity="100%" fo:padding="0in" fo:border="none" style:writing-mode="lr-tb"/>
    </style:style>
    <text:list-style style:name="L1">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Guidelines for a chapter with Language Science Press</text:h>
      <text:p text:style-name="Heading_20_1"><text:bookmark-start text:name="__RefHeading__452_2075933062"/>Running Text<text:bookmark-end text:name="__RefHeading__452_2075933062"/></text:p>
      <text:p text:style-name="Heading_20_2">General remarks</text:p>
      <text:p text:style-name="Text_20_body">This template is for creating chapters for an edited volume to be submitted to Language Science Press. The final book will not look exactly like this document. Rather, a number of typographical adjustments will be made to fonts, page layout and so on. For <text:s/>you as an author, it is important to concentrate on the content. Use as little direct formatting as possible and if you have to format something, rather use the styles (upper left corner of the user interface) than direct formatting as bold or italics. <text:s/></text:p>
      <text:p text:style-name="Text_20_body">For title of your chapter, use the style “Title“. For section headings, use Section 1, Section 2, Section 3 and so on. <text:s/>Sections should be exhaustive. This means that there should not be any text before a section ending with “.1“. This text for instance could not precede the title „General remarks“. </text:p>
      <text:p text:style-name="Text_20_body">Running text does not require any special formatting. Simply use the standard settings of your program, but be aware that the pages might look different in the final versions. Footnotes are entered as usual with the insert-footnote-function<text:span text:style-name="Footnote_20_Symbol"><text:note text:id="ftn1" text:note-class="footnote"><text:note-citation>1</text:note-citation><text:note-body><text:p text:style-name="Fußnotentext"><text:tab/>This is a footnote</text:p></text:note-body></text:note></text:span> Do not use endnotes. Cross references should include the words “Table“ or “Figure“, or the section sign §. There is no special category for maps. Use “Figure“ for maps as well. </text:p>
      <text:p text:style-name="Text_20_body">References to the literature are given according to the Unified Style sheet for linguistics. If you use a bibliography manager like Zotero or EndNote, get in touch with the editors to see in how far there are possiibilities for conversion. </text:p>
      <text:p text:style-name="Text_20_body">You will be required to submit a full list of references in Bibtex-format, so it might be a good idea to think about that already during the creation of the manuscript.</text:p>
      <text:p text:style-name="Text_20_body">Lists are either bulleted or enumerated. Try to stick to these types. </text:p>
      <text:list xml:id="list3730596529532456413" text:style-name="L1">
        <text:list-item>
          <text:p text:style-name="P7">Bullet list </text:p>
        </text:list-item>
        <text:list-item>
          <text:p text:style-name="P7">also known as unordered list</text:p>
        </text:list-item>
      </text:list>
      <text:p text:style-name="Text_20_body">There is normally no need to use letters, Roman numerals or fancy symbols.</text:p>
      <text:list xml:id="list3678695939187989242" text:style-name="L2">
        <text:list-item>
          <text:p text:style-name="P8">Enumerations</text:p>
        </text:list-item>
        <text:list-item>
          <text:p text:style-name="P8">also known as ordered lists</text:p>
        </text:list-item>
        <text:list-item>
          <text:p text:style-name="P8">use numbers</text:p>
        </text:list-item>
      </text:list>
      <text:p text:style-name="Text_20_body"/>
      <text:p text:style-name="Heading_20_1"><text:bookmark-start text:name="__RefHeading__454_2075933062"/><text:soft-page-break/>Floats<text:bookmark-end text:name="__RefHeading__454_2075933062"/></text:p>
      <text:p text:style-name="Heading_20_2">Tables </text:p>
      <text:p text:style-name="Standard">Tables should be referenced from the text (See Table 1). Tables will be placed according to typographic criteria; do not assume that a table will appear exactly where you put it. Your text must be understandable even if the table is not directly adjacent. Final tables will be rendered with some additional lines above and below them to set them off from the general text. It is not necessary to replicate this while you write.</text:p>
      <text:p text:style-name="Standard"/>
      <table:table table:name="Tabelle1" table:style-name="Tabelle1">
        <table:table-column table:style-name="Tabelle1.A"/>
        <table:table-column table:style-name="Tabelle1.B"/>
        <table:table-row>
          <table:table-cell table:style-name="Tabelle1.A1" office:value-type="string">
            <text:p text:style-name="Standard">Must have</text:p>
          </table:table-cell>
          <table:table-cell table:style-name="Tabelle1.A1" office:value-type="string">
            <text:p text:style-name="Standard">Must not have</text:p>
          </table:table-cell>
        </table:table-row>
        <table:table-row>
          <table:table-cell table:style-name="Tabelle1.A2" office:value-type="string">
            <text:p text:style-name="Table_20_Contents">Caption</text:p>
          </table:table-cell>
          <table:table-cell table:style-name="Tabelle1.A2" office:value-type="string">
            <text:p text:style-name="Table_20_Contents">Footnotes</text:p>
          </table:table-cell>
        </table:table-row>
        <table:table-row>
          <table:table-cell table:style-name="Tabelle1.A2" office:value-type="string">
            <text:p text:style-name="Table_20_Contents">Passage in text where they are referenced</text:p>
          </table:table-cell>
          <table:table-cell table:style-name="Tabelle1.A2" office:value-type="string">
            <text:p text:style-name="Table_20_Contents">Vertical lines</text:p>
          </table:table-cell>
        </table:table-row>
        <table:table-row>
          <table:table-cell table:style-name="Tabelle1.A2" office:value-type="string">
            <text:p text:style-name="Table_20_Contents"/>
          </table:table-cell>
          <table:table-cell table:style-name="Tabelle1.A2" office:value-type="string">
            <text:p text:style-name="Table_20_Contents">Excessive horizontal lines</text:p>
          </table:table-cell>
        </table:table-row>
      </table:table>
      <text:p text:style-name="Standard">Table 1: All tables must have a caption. </text:p>
      <text:p text:style-name="Heading_20_2">Figures</text:p>
      <text:p text:style-name="Standard">What has been said for tables is true for graphics as well. All graphics are labelled „Figure“ regardless of whether they are drawings, photographs or maps. Figures must have copyright clearance, and the appropriate license must be given in the caption (see Figure 1)</text:p>
      <text:p text:style-name="Standard"/>
      <text:p text:style-name="Standard"><draw:frame draw:style-name="fr1" draw:name="Text Box 2" text:anchor-type="paragraph" svg:y="0in" svg:width="3.389in" style:rel-width="scale" svg:height="4.4728in" style:rel-height="scale" draw:z-index="0"><draw:text-box><text:p text:style-name="Illustration">Figure 1: All figures must have a caption. Include licensing information in the caption (CC-BY-SA Raúl Ruano Ruiz. Original source http://upload.wikimedia.org/wikipedia/commons/e/ef/Icono_Normativa.png)</text:p></draw:text-box></draw:frame><text:span text:style-name="Absatz-Standardschriftart"><text:span text:style-name="T2"/></text:span></text:p>
      <text:p text:style-name="Standard"/>
      <text:p text:style-name="Heading_20_1"><text:bookmark-start text:name="__RefHeading__456_2075933062"/><text:soft-page-break/>Special Text<text:bookmark-end text:name="__RefHeading__456_2075933062"/></text:p>
      <text:p text:style-name="Heading_20_2">Examples </text:p>
      <text:p text:style-name="Standard">Linguistic examples typically have three lines. <text:s/>The first line is either italic or roman, depending on the series. We will correct this automatically. The second line should follow the Leipzig Glossing Rules. Use <text:span text:style-name="Absatz-Standardschriftart"><text:span text:style-name="T4">small caps</text:span></text:span> rather than ALLCAPS for abbreviations.</text:p>
      <text:p text:style-name="Standard">Examples have a running number enclosed in parentheses. If you have subexamples, use a lower case letter followed by a period.</text:p>
      <text:p text:style-name="Standard">There is no need to align the elements as this is done automatically by Latex, as in (1.). But you can add white space for your own convenience if you like (2).</text:p>
      <text:p text:style-name="Standard"/>
      <text:list xml:id="list6498634963929370471" text:style-name="LangSci_5f_Langinfo2">
        <text:list-item>
          <text:p text:style-name="LangSci_5f_Langinfo"><text:bookmark-start text:name="__RefHeading__458_2075933062"/>French (personal knowledge)<text:bookmark-end text:name="__RefHeading__458_2075933062"/></text:p>
          <text:list>
            <text:list-item>
              <text:p text:style-name="LangSci_5f_Langinfo"><text:bookmark-start text:name="__RefHeading__460_2075933062"/>Paris<text:bookmark-end text:name="__RefHeading__460_2075933062"/></text:p>
            </text:list-item>
          </text:list>
        </text:list-item>
      </text:list>
      <text:p text:style-name="LangSci_5f_Example">Ceci n'est pas une pomme</text:p>
      <text:p text:style-name="LangSci_5f_IMT">this <text:span text:style-name="LangSci_5f_Category">neg</text:span> <text:span text:style-name="LangSci_5f_Category">cop</text:span>.<text:span text:style-name="LangSci_5f_Category">3sg</text:span>.<text:span text:style-name="LangSci_5f_Category">pres</text:span> <text:s/><text:span text:style-name="LangSci_5f_Category">neg</text:span> <text:s/><text:span text:style-name="LangSci_5f_Category">det</text:span>.<text:span text:style-name="LangSci_5f_Category">f</text:span> apple</text:p>
      <text:p text:style-name="LangSci_5f_Translation_5f_Subexample">„This is not an apple.”</text:p>
      <text:list xml:id="list144550033859331" text:continue-numbering="true" text:style-name="LangSci_5f_Langinfo2">
        <text:list-item>
          <text:list>
            <text:list-item>
              <text:p text:style-name="LangSci_5f_Langinfo"><text:bookmark-start text:name="__RefHeading__462_2075933062"/>Saint-Etienne<text:bookmark-end text:name="__RefHeading__462_2075933062"/></text:p>
            </text:list-item>
          </text:list>
        </text:list-item>
      </text:list>
      <text:p text:style-name="LangSci_5f_Example">Ceci est une pomme</text:p>
      <text:p text:style-name="LangSci_5f_IMT">This is an apple</text:p>
      <text:p text:style-name="LangSci_5f_Translation_5f_Subexample">“This is an apple.”</text:p>
      <text:list xml:id="list144550154831318" text:continue-numbering="true" text:style-name="LangSci_5f_Langinfo2">
        <text:list-item>
          <text:list>
            <text:list-item>
              <text:p text:style-name="LangSci_5f_Langinfo"><text:bookmark-start text:name="__RefHeading__464_2075933062"/>Lyon<text:bookmark-end text:name="__RefHeading__464_2075933062"/></text:p>
            </text:list-item>
          </text:list>
        </text:list-item>
      </text:list>
      <text:p text:style-name="LangSci_5f_Example">Ceci es unse pomme</text:p>
      <text:p text:style-name="LangSci_5f_IMT">This is an apple</text:p>
      <text:p text:style-name="P3">“This is an apple”</text:p>
      <text:p text:style-name="P4"><text:s text:c="6"/></text:p>
      <text:list xml:id="list144550549587257" text:continue-numbering="true" text:style-name="LangSci_5f_Langinfo2">
        <text:list-item>
          <text:p text:style-name="P11"><text:span text:style-name="T3"><text:s text:c="8"/>French (personal knowledge)</text:span><text:span text:style-name="T1"> <text:tab/></text:span></text:p>
        </text:list-item>
      </text:list>
      <text:p text:style-name="P2">La <text:s text:c="6"/>terre <text:s/>est <text:s text:c="19"/>bleu-e <text:s/>comme <text:s/>une <text:s text:c="5"/>orange</text:p>
      <text:p text:style-name="LangSci_5f_IMT"><text:span text:style-name="LangSci_5f_Category">dem</text:span>.<text:span text:style-name="LangSci_5f_Category">f</text:span> earth <text:span text:style-name="LangSci_5f_Category">cop</text:span>.<text:span text:style-name="LangSci_5f_Category">3sg</text:span>.<text:span text:style-name="LangSci_5f_Category">pres</text:span> <text:s text:c="3"/>blue-<text:span text:style-name="LangSci_5f_Category">f</text:span> <text:s text:c="2"/>like <text:s text:c="6"/><text:span text:style-name="LangSci_5f_Category">indef</text:span>.<text:span text:style-name="LangSci_5f_Category">f</text:span> orange</text:p>
      <text:p text:style-name="LangSci_5f_Translation">„Earth is blue like an orange“</text:p>
      <text:p text:style-name="Standard"/>
      <text:p text:style-name="Standard">If your example is very long and would span several lines, it is preferable to use a smaller font rather than several lines. The final book will use the standard font and break the lines automatically at the best position</text:p>
      <text:p text:style-name="Standard"/>
      <text:list xml:id="list144550125778713" text:continue-numbering="true" text:style-name="LangSci_5f_Langinfo2">
        <text:list-item>
          <text:p text:style-name="LangSci_5f_Langinfo"><text:bookmark-start text:name="__RefHeading__468_2075933062"/>French<text:bookmark-end text:name="__RefHeading__468_2075933062"/></text:p>
        </text:list-item>
      </text:list>
      <text:p text:style-name="P1">Ceci n' <text:s text:c="3"/>est <text:s text:c="18"/>pas <text:s text:c="2"/>une <text:s text:c="2"/>pomme et <text:s text:c="3"/>la <text:s text:c="6"/>terre <text:s/>est <text:s text:c="17"/>bleu-e <text:s/>comme une <text:s text:c="5"/>orange</text:p>
      <text:p text:style-name="LangSci_5f_IMT"><text:span text:style-name="Absatz-Standardschriftart"><text:span text:style-name="T6">this <text:s/></text:span></text:span><text:span text:style-name="Absatz-Standardschriftart"><text:span text:style-name="T5">neg cop</text:span></text:span><text:span text:style-name="Absatz-Standardschriftart"><text:span text:style-name="T6">.3</text:span></text:span><text:span text:style-name="Absatz-Standardschriftart"><text:span text:style-name="T5">sg.pres</text:span></text:span><text:span text:style-name="Absatz-Standardschriftart"><text:span text:style-name="T6"> <text:s/></text:span></text:span><text:span text:style-name="Absatz-Standardschriftart"><text:span text:style-name="T5">neg det.f</text:span></text:span><text:span text:style-name="Absatz-Standardschriftart"><text:span text:style-name="T6"> <text:s/>apple <text:s text:c="3"/>and </text:span></text:span><text:span text:style-name="Absatz-Standardschriftart"><text:span text:style-name="T5">dem.f</text:span></text:span><text:span text:style-name="Absatz-Standardschriftart"><text:span text:style-name="T6"> earth</text:span></text:span><text:span text:style-name="Absatz-Standardschriftart"><text:span text:style-name="T5"> cop.3sg.pres</text:span></text:span><text:span text:style-name="Absatz-Standardschriftart"><text:span text:style-name="T6"> <text:s/>blue-</text:span></text:span><text:span text:style-name="Absatz-Standardschriftart"><text:span text:style-name="T5">f <text:s/></text:span></text:span><text:span text:style-name="Absatz-Standardschriftart"><text:span text:style-name="T6">like <text:s text:c="6"/></text:span></text:span><text:span text:style-name="Absatz-Standardschriftart"><text:span text:style-name="T5">indef.f </text:span></text:span><text:span text:style-name="Absatz-Standardschriftart"><text:span text:style-name="T6">orange</text:span></text:span></text:p>
      <text:p text:style-name="Standard"/>
      <text:p text:style-name="Heading_20_2">Conversation transcripts</text:p>
      <text:p text:style-name="Text_20_body">Conversation transcripts are a special form of examples. They are typeset in a monospace font in order to make alignment across several stretches of text easier. <text:s text:c="2"/>The numbering in this example is also in monospace; in the final book, it will be typeset in the normal font, just like the other example numbers. Do use ALLCAPS for glosses in conversation transcripts, do not use smallcaps.</text:p>
      <text:p text:style-name="ConversationTranscript">(3) <text:s/>CHSF_2012_08_04S4_1712020<text:line-break/><text:line-break/>1 A <text:s text:c="3"/>daira <text:span text:style-name="T7">n</text:span>aa inu tina ka' eede<text:tab/> <text:s text:c="24"/>M1<text:line-break/> <text:s text:c="6"/>daira <text:span text:style-name="T7">n</text:span>u-ya <text:s text:c="2"/>i-nu <text:s text:c="3"/>tina ka-tu <text:s text:c="2"/>ere-de<text:line-break/> <text:s text:c="6"/>Daira 2 <text:span text:style-name="Absatz-Standardschriftart"><text:span text:style-name="T4">sg-foc</text:span></text:span> 1 <text:span text:style-name="Absatz-Standardschriftart"><text:span text:style-name="T4">sg-acc</text:span></text:span> tub <text:s/>grab-<text:span text:style-name="Absatz-Standardschriftart"><text:span text:style-name="T4">sr</text:span></text:span> <text:s/>pass-<text:span text:style-name="Absatz-Standardschriftart"><text:span text:style-name="T4">imp</text:span></text:span><text:line-break/><text:soft-page-break/> <text:s text:c="6"/>Daira you pass me the tub<text:line-break/><text:line-break/>2 B <text:s text:c="2"/>enstaa? ((pointing at tub))<text:tab/> <text:s text:c="24"/>M2<text:line-break/> <text:s text:c="5"/>ensta-a<text:line-break/> <text:s text:c="5"/>this-<text:span text:style-name="Absatz-Standardschriftart"><text:span text:style-name="T4">q</text:span></text:span><text:line-break/> <text:s text:c="5"/>this one?<text:line-break/><text:line-break/>3 A <text:s text:c="2"/>jee tsadekee<text:tab/> <text:s text:c="39"/>M1<text:line-break/> <text:s text:c="5"/>jee tsa-de-ke-e<text:line-break/> <text:s text:c="5"/>yes <text:span text:style-name="Absatz-Standardschriftart"><text:span text:style-name="T4">sem-pl</text:span></text:span>-do-<text:span text:style-name="Absatz-Standardschriftart"><text:span text:style-name="T4">imp</text:span></text:span><text:line-break/> <text:s text:c="5"/>yeah do that <text:line-break/><text:line-break/>4 B <text:s text:c="2"/>((throws tub to A))<text:tab/> <text:s text:c="29"/>M2</text:p>
      <text:p text:style-name="ConversationTranscript"/>
      <text:p text:style-name="Heading_20_2">Quotations</text:p>
      <text:p text:style-name="Text_20_body">Quotations use the quotation environment. Do not use quotation marks. There is no need to italicize the quotation as it is already offset by indentation. </text:p>
      <text:p text:style-name="Quotations">I believe that everything happens for a reason. People change so that you can learn to let go, things go wrong so that you appreciate them when they're right, you believe lies so you eventually learn to trust no one but yourself, and sometimes good things fall apart so better things can fall together. (Marilyn Monroe) </text:p>
      <text:p text:style-name="Heading_20_1"><text:bookmark-start text:name="__RefHeading__470_2075933062"/>Another chapter with an abstract<text:bookmark-end text:name="__RefHeading__470_2075933062"/></text:p>
      <text:p text:style-name="Epigram"/>
      <text:p text:style-name="Abstract">All chapters of edited volumes should have an abstract. These abstracts should give an overview of the topics covered but should remain concise. Do use the abstract style.<text:line-break/>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p>
      <text:p text:style-name="Abstract"/>
      <text:p text:style-name="Standard">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Lorem ipsum dolor sit amet, consetetur sadipscing elitr, sed diam nonumy eirmod tempor invidunt ut labore et dolore magna aliquyam erat, sed diam voluptua. At vero eos et accusam et justo duo dolores et ea rebum. Stet clita kasd gubergren, no sea takimata sanctus est Lorem ipsum <text:soft-page-break/>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p>
      <text:p text:style-name="P6"><text:bookmark-start text:name="__RefHeading__472_2075933062"/>Yet another chapter with an epigram<text:bookmark-end text:name="__RefHeading__472_2075933062"/></text:p>
      <text:p text:style-name="Listenabsatz">Use the epigram style for epigrams. As epigrams do not go very well with abstracts, try to avoid epigrams in edited volumes.</text:p>
      <text:p text:style-name="Epigram_20_author">John Smith</text:p>
      <text:p text:style-name="Standard">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p>
      <text:p text:style-name="Standard"/>
      <text:p text:style-name="P9">References</text:p>
      <text:p text:style-name="P9">Meier, Hans. 1999. The grammar of Nothing in Spanish. Amsterdam: John Benjamins.</text:p>
      <text:p text:style-name="P10">Schmitz, Horst (2000) Where do we go from 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Courier New" svg:font-family="'Courier New'" style:font-family-generic="modern" style:font-pitch="fixed"/>
    <style:font-face style:name="DejaVu Sans Mono" svg:font-family="'DejaVu Sans Mono'" style:font-family-generic="modern" style:font-pitch="fixed"/>
    <style:font-face style:name="Linux Libertine Mono O" svg:font-family="'Linux Libertine Mono O'"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28in" svg:stroke-color="#385d8a" svg:stroke-linecap="butt"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de" fo:country="DE" fo:font-style="normal" style:text-underline-style="none" fo:font-weight="normal" style:letter-kerning="false" style:font-name-asian="Times New Roman" style:font-size-asian="10pt" style:language-asian="de" style:country-asian="DE"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de" fo:country="DE" fo:font-style="normal" style:text-underline-style="none" fo:font-weight="normal" style:letter-kerning="false" fo:background-color="transparent" style:font-name-asian="Times New Roman" style:font-size-asian="10pt" style:language-asian="de" style:country-asian="DE"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properties fo:font-size="12pt" fo:language="en" fo:country="US" style:letter-kerning="true" style:font-name-asian="Droid Sans Fallback" style:font-family-asian="'Droid Sans Fallback'" style:font-family-generic-asian="system" style:font-pitch-asian="variable" style:font-size-asian="12pt" style:language-asian="hi" style:country-asian="IN" style:font-name-complex="FreeSans" style:font-family-complex="FreeSans" style:font-family-generic-complex="swiss" style:font-pitch-complex="variable" style:font-size-complex="12pt" style:language-complex="hi" style:country-complex="IN"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Heading_20_10" style:display-name="Heading 10" style:family="paragraph" style:parent-style-name="Heading" style:next-style-name="Text_20_body" style:default-outline-level="9" style:class="text">
      <style:paragraph-properties fo:margin-top="0.0417in" fo:margin-bottom="0.0417in" loext:contextual-spacing="false" fo:hyphenation-ladder-count="no-limit"/>
      <style:text-properties fo:font-size="10.5pt" fo:font-weight="bold" style:font-size-asian="10.5pt" style:font-weight-asian="bold" style:font-size-complex="10.5pt" style:font-weight-complex="bold"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size="18pt" fo:font-weight="bold" style:font-size-asian="18pt" style:font-weight-asian="bold" style:font-size-complex="18pt" style:font-weight-complex="bold" fo:hyphenate="false"/>
    </style:style>
    <style:style style:name="Heading_20_2" style:display-name="Heading 2" style:family="paragraph" style:parent-style-name="Heading" style:next-style-name="Text_20_body" style:default-outline-level="2" style:list-style-name="" style:class="text">
      <style:paragraph-properties fo:margin-top="0.139in" fo:margin-bottom="0in" loext:contextual-spacing="false" fo:hyphenation-ladder-count="no-limit"/>
      <style:text-properties fo:font-size="16pt" fo:font-weight="bold" style:font-size-asian="16pt" style:font-weight-asian="bold" style:font-size-complex="16pt"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loext:contextual-spacing="false" fo:hyphenation-ladder-count="no-limit"/>
      <style:text-properties fo:font-weight="bold" style:font-weight-asian="bold" fo:hyphenate="false"/>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fo:hyphenation-ladder-count="no-limit"/>
      <style:text-properties fo:font-size="12pt" fo:font-style="italic" fo:font-weight="bold" style:font-size-asian="12pt" style:font-style-asian="italic" style:font-weight-asian="bold" style:font-size-complex="12pt" style:font-style-complex="italic" style:font-weight-complex="bold" fo:hyphenate="false"/>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fo:hyphenation-ladder-count="no-limit"/>
      <style:text-properties fo:font-size="11pt" fo:font-weight="bold" style:font-size-asian="11pt" style:font-weight-asian="bold" style:font-size-complex="11pt" style:font-weight-complex="bold" fo:hyphenate="false"/>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fo:hyphenation-ladder-count="no-limit"/>
      <style:text-properties fo:font-size="11pt" fo:font-style="italic" fo:font-weight="bold" style:font-size-asian="11pt" style:font-style-asian="italic" style:font-weight-asian="bold" style:font-size-complex="11pt" style:font-style-complex="italic" style:font-weight-complex="bold" fo:hyphenate="false"/>
    </style:style>
    <style:style style:name="Heading_20_9" style:display-name="Heading 9" style:family="paragraph" style:parent-style-name="Heading" style:next-style-name="Text_20_body" style:default-outline-level="9" style:list-style-name="" style:class="text">
      <style:paragraph-properties fo:margin-top="0.0417in" fo:margin-bottom="0.0417in" loext:contextual-spacing="false" fo:hyphenation-ladder-count="no-limit"/>
      <style:text-properties fo:font-size="10.5pt" fo:font-weight="bold" style:font-size-asian="10.5pt" style:font-weight-asian="bold" style:font-size-complex="10.5pt" style:font-weight-complex="bold" fo:hyphenate="false"/>
    </style:style>
    <style:style style:name="List" style:family="paragraph" style:parent-style-name="Text_20_body" style:class="list">
      <style:paragraph-properties fo:hyphenation-ladder-count="no-limit"/>
      <style:text-properties fo:hyphenate="false"/>
    </style:style>
    <style:style style:name="Beschriftung1"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0417in" fo:margin-bottom="0in" loext:contextual-spacing="false" fo:text-align="center" style:justify-single-word="false" fo:hyphenation-ladder-count="no-limit"/>
      <style:text-properties fo:font-size="18pt" style:font-size-asian="18pt" style:font-size-complex="18pt" fo:hyphenate="false"/>
    </style:style>
    <style:style style:name="Umschlagabsenderadresse" style:family="paragraph" style:parent-style-name="Standard">
      <style:paragraph-properties fo:margin-top="0in" fo:margin-bottom="0.0417in" loext:contextual-spacing="false" fo:hyphenation-ladder-count="no-limit" text:number-lines="false" text:line-number="0"/>
      <style:text-properties fo:hyphenate="false"/>
    </style:style>
    <style:style style:name="Umschlagadresse" style:family="paragraph" style:parent-style-name="Standard">
      <style:paragraph-properties fo:margin-top="0in" fo:margin-bottom="0.0417in" loext:contextual-spacing="false" fo:hyphenation-ladder-count="no-limit" text:number-lines="false" text:line-number="0"/>
      <style:text-properties fo:hyphenate="false"/>
    </style:style>
    <style:style style:name="Endnotentext" style:family="paragraph" style:parent-style-name="Standard">
      <style:paragraph-properties fo:margin-left="0.2354in" fo:margin-right="0in" fo:hyphenation-ladder-count="no-limit" fo:text-indent="-0.2354in" style:auto-text-indent="false" text:number-lines="false" text:line-number="0">
        <style:tab-stops/>
      </style:paragraph-properties>
      <style:text-properties fo:font-size="10pt" style:font-size-asian="10pt" style:font-size-complex="10pt" fo:hyphenate="false"/>
    </style:style>
    <style:style style:name="Foot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style:style>
    <style:style style:name="Footer_20_right" style:display-name="Footer right"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style:style>
    <style:style style:name="Footer_20_left" style:display-name="Footer left"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style:style>
    <style:style style:name="Grußformel1" style:family="paragraph" style:parent-style-name="Standard">
      <style:paragraph-properties fo:hyphenation-ladder-count="no-limit" text:number-lines="false" text:line-number="0"/>
      <style:text-properties fo:hyphenate="false"/>
    </style:style>
    <style:style style:name="Horizontal_20_Line" style:display-name="Horizontal Line" style:family="paragraph" style:parent-style-name="Standard" style:next-style-name="Text_20_body" style:class="html">
      <style:paragraph-properties fo:margin-top="0in" fo:margin-bottom="0.1965in" loext:contextual-spacing="false" fo:hyphenation-ladder-count="no-limit" fo:padding="0in" fo:border-left="none" fo:border-right="none" fo:border-top="none" fo:border-bottom="0.26pt solid #808080" style:shadow="none" text:number-lines="false" text:line-number="0"/>
      <style:text-properties fo:font-size="6pt" style:font-size-asian="6pt" style:font-size-complex="6pt" fo:hyphenate="false"/>
    </style:style>
    <style:style style:name="Header_20_left" style:display-name="Header left"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style:style>
    <style:style style:name="Head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style:style>
    <style:style style:name="Header_20_right" style:display-name="Header right"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List_20_Indent" style:display-name="List Indent" style:family="paragraph" style:parent-style-name="Text_20_body" style:class="text">
      <style:paragraph-properties fo:margin-left="1.9689in" fo:margin-right="0in" fo:hyphenation-ladder-count="no-limit" fo:text-indent="-1.7717in" style:auto-text-indent="false">
        <style:tab-stops>
          <style:tab-stop style:position="0in"/>
        </style:tab-stops>
      </style:paragraph-properties>
      <style:text-properties fo:hyphenate="false"/>
    </style:style>
    <style:style style:name="Textkörper-Erstzeileneinzug" style:family="paragraph" style:parent-style-name="Text_20_body">
      <style:paragraph-properties fo:margin-left="0in" fo:margin-right="0in" fo:hyphenation-ladder-count="no-limit" fo:text-indent="0.1965in" style:auto-text-indent="false"/>
      <style:text-properties fo:hyphenate="false"/>
    </style:style>
    <style:style style:name="Textkörper-Zeileneinzug" style:family="paragraph" style:parent-style-name="Text_20_body">
      <style:paragraph-properties fo:margin-left="0.1965in" fo:margin-right="0in" fo:hyphenation-ladder-count="no-limit" fo:text-indent="0in" style:auto-text-indent="false">
        <style:tab-stops/>
      </style:paragraph-properties>
      <style:text-properties fo:hyphenate="false"/>
    </style:style>
    <style:style style:name="Hanging_20_indent" style:display-name="Hanging indent" style:family="paragraph" style:parent-style-name="Text_20_body" style:class="text">
      <style:paragraph-properties fo:margin-left="0.3937in" fo:margin-right="0in" fo:hyphenation-ladder-count="no-limit" fo:text-indent="-0.1965in" style:auto-text-indent="false">
        <style:tab-stops>
          <style:tab-stop style:position="0in"/>
        </style:tab-stops>
      </style:paragraph-properties>
      <style:text-properties fo:hyphenate="false"/>
    </style:style>
    <style:style style:name="Signature" style:family="paragraph" style:parent-style-name="Standard" style:class="text">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DejaVu Sans Mono" fo:font-family="'DejaVu Sans Mono'" style:font-family-generic="modern" style:font-pitch="fixed" fo:font-size="10pt" style:font-size-asian="10pt" style:font-size-complex="10pt" fo:hyphenate="false"/>
    </style:style>
    <style:style style:name="Epigram" style:family="paragraph" style:parent-style-name="Text_20_body">
      <style:paragraph-properties fo:margin-left="4.1201in" fo:margin-right="0in" fo:margin-top="0in" fo:margin-bottom="0in" loext:contextual-spacing="false" fo:text-align="justify" style:justify-single-word="false" fo:hyphenation-ladder-count="no-limit" fo:text-indent="0in" style:auto-text-indent="false">
        <style:tab-stops/>
      </style:paragraph-properties>
      <style:text-properties fo:font-style="italic" style:font-style-asian="italic" fo:hyphenate="false"/>
    </style:style>
    <style:style style:name="Epigram_20_author" style:display-name="Epigram author" style:family="paragraph" style:parent-style-name="Text_20_body">
      <style:paragraph-properties fo:text-align="end" style:justify-single-word="false" fo:hyphenation-ladder-count="no-limit"/>
      <style:text-properties fo:hyphenate="false"/>
    </style:style>
    <style:style style:name="Table_20_Contents" style:display-name="Table Contents" style:family="paragraph" style:parent-style-name="Standard" style:class="extra">
      <style:paragraph-properties fo:margin-top="0.0201in" fo:margin-bottom="0in" loext:contextual-spacing="false"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Beschriftung1" style:class="extra">
      <style:paragraph-properties fo:hyphenation-ladder-count="no-limit"/>
      <style:text-properties fo:hyphenate="false"/>
    </style:style>
    <style:style style:name="Illustration" style:family="paragraph" style:parent-style-name="Beschriftung1" style:class="extra">
      <style:paragraph-properties fo:hyphenation-ladder-count="no-limit"/>
      <style:text-properties fo:hyphenate="false"/>
    </style:style>
    <style:style style:name="Fußnotentext" style:family="paragraph" style:parent-style-name="Standard">
      <style:paragraph-properties fo:margin-left="0.2354in" fo:margin-right="0in" fo:hyphenation-ladder-count="no-limit" fo:text-indent="-0.2354in" style:auto-text-indent="false" text:number-lines="false" text:line-number="0">
        <style:tab-stops/>
      </style:paragraph-properties>
      <style:text-properties fo:font-size="10pt" style:font-size-asian="10pt" style:font-size-complex="10pt" fo:hyphenate="false"/>
    </style:style>
    <style:style style:name="List_20_2_20_Start" style:display-name="List 2 Start" style:family="paragraph" style:parent-style-name="List" style:next-style-name="Aufzählung_20_2" style:class="list">
      <style:paragraph-properties fo:margin-left="0.5in" fo:margin-right="0in" fo:margin-top="0.1665in" fo:margin-bottom="0.0835in" loext:contextual-spacing="false" fo:hyphenation-ladder-count="no-limit" fo:text-indent="-0.25in" style:auto-text-indent="false">
        <style:tab-stops/>
      </style:paragraph-properties>
      <style:text-properties fo:hyphenate="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Aufzählung_20_2" style:display-name="Aufzählung 2" style:family="paragraph" style:parent-style-name="List">
      <style:paragraph-properties fo:margin-left="0.5in" fo:margin-right="0in" fo:margin-top="0in" fo:margin-bottom="0.0835in" loext:contextual-spacing="false" fo:hyphenation-ladder-count="no-limit" fo:text-indent="-0.25in" style:auto-text-indent="false">
        <style:tab-stops/>
      </style:paragraph-properties>
      <style:text-properties fo:hyphenate="false"/>
    </style:style>
    <style:style style:name="Abstract" style:family="paragraph" style:parent-style-name="Standard">
      <style:paragraph-properties fo:margin-left="0.5in" fo:margin-right="0.5in" fo:text-align="justify" style:justify-single-word="false" fo:hyphenation-ladder-count="no-limit" fo:text-indent="0in" style:auto-text-indent="false">
        <style:tab-stops/>
      </style:paragraph-properties>
      <style:text-properties fo:font-style="italic" style:font-style-asian="italic" fo:hyphenate="false"/>
    </style:style>
    <style:style style:name="lsExample1" style:family="paragraph" style:parent-style-name="Standard" style:next-style-name="lsTextNoIndent" style:list-style-name="LFO2">
      <style:paragraph-properties fo:margin-top="0.0835in" fo:margin-bottom="0.0835in" loext:contextual-spacing="false" fo:line-height="0.1665in" fo:keep-together="always" fo:hyphenation-ladder-count="no-limit">
        <style:tab-stops>
          <style:tab-stop style:position="-0.1575in"/>
          <style:tab-stop style:position="-0.0398in" style:type="right"/>
          <style:tab-stop style:position="0in"/>
        </style:tab-stops>
      </style:paragraph-properties>
      <style:text-properties fo:font-size="10pt" style:font-size-asian="10pt" fo:hyphenate="false"/>
    </style:style>
    <style:style style:name="lsTextNoIndent" style:family="paragraph" style:parent-style-name="Standard">
      <style:paragraph-properties fo:line-height="0.1654in" fo:hyphenation-ladder-count="no-limit"/>
      <style:text-properties fo:font-size="10pt" style:font-size-asian="10pt" fo:hyphenate="false"/>
    </style:style>
    <style:style style:name="IsExampleConvExtract" style:family="paragraph" style:parent-style-name="lsExample1" style:list-style-name="LFO2">
      <style:paragraph-properties fo:margin-left="0in" fo:margin-right="0in" fo:hyphenation-ladder-count="no-limit" fo:text-indent="0in" style:auto-text-indent="false">
        <style:tab-stops>
          <style:tab-stop style:position="0.2756in"/>
          <style:tab-stop style:position="0.3937in" style:type="right"/>
          <style:tab-stop style:position="0.4335in"/>
        </style:tab-stops>
      </style:paragraph-properties>
      <style:text-properties style:font-name="Linux Libertine Mono O" fo:font-family="'Linux Libertine Mono O'" style:font-family-generic="roman" style:font-pitch="variable" fo:font-size="9pt" style:font-size-asian="9pt" style:font-size-complex="9pt" fo:hyphenate="false"/>
    </style:style>
    <style:style style:name="ConversationTranscript" style:family="paragraph" style:parent-style-name="Text_20_body">
      <style:paragraph-properties fo:hyphenation-ladder-count="no-limit"/>
      <style:text-properties style:font-name="Courier New" fo:font-family="'Courier New'" style:font-family-generic="modern" style:font-pitch="fixed" fo:hyphenate="false"/>
    </style:style>
    <style:style style:name="Sprechblasentext" style:family="paragraph" style:parent-style-name="Standard">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style:style>
    <style:style style:name="Listenabsatz" style:family="paragraph" style:parent-style-name="Standard">
      <style:paragraph-properties fo:margin-left="0.5in" fo:margin-right="0in"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LangSci_5f_Example" style:display-name="LangSci_Example" style:family="paragraph" style:next-style-name="LangSci_5f_IMT">
      <style:paragraph-properties fo:margin-left="0.748in" fo:margin-right="0in" fo:hyphenation-ladder-count="no-limit" fo:text-indent="0in" style:auto-text-indent="false">
        <style:tab-stops>
          <style:tab-stop style:position="0in"/>
        </style:tab-stops>
      </style:paragraph-properties>
      <style:text-properties fo:font-size="12pt" fo:language="en" fo:country="US" fo:font-style="italic" style:letter-kerning="true" style:font-name-asian="Droid Sans Fallback" style:font-family-asian="'Droid Sans Fallback'" style:font-family-generic-asian="system" style:font-pitch-asian="variable" style:font-size-asian="12pt" style:language-asian="hi" style:country-asian="IN" style:font-style-asian="italic" style:font-name-complex="FreeSans" style:font-family-complex="FreeSans" style:font-family-generic-complex="swiss" style:font-pitch-complex="variable" style:font-size-complex="12pt" style:language-complex="hi" style:country-complex="IN" fo:hyphenate="false"/>
    </style:style>
    <style:style style:name="LangSci_5f_IMT" style:display-name="LangSci_IMT" style:family="paragraph" style:parent-style-name="LangSci_5f_Example" style:next-style-name="LangSci_5f_Translation">
      <style:paragraph-properties fo:hyphenation-ladder-count="no-limit"/>
      <style:text-properties fo:font-style="normal" style:font-style-asian="normal" fo:hyphenate="false"/>
    </style:style>
    <style:style style:name="LangSci_5f_Translation" style:display-name="LangSci_Translation" style:family="paragraph" style:next-style-name="LangSci_5f_Langinfo">
      <style:paragraph-properties fo:margin-left="0.748in" fo:margin-right="0in" fo:hyphenation-ladder-count="no-limit" fo:text-indent="0in" style:auto-text-indent="false">
        <style:tab-stops/>
      </style:paragraph-properties>
      <style:text-properties fo:font-size="12pt" fo:language="en" fo:country="US" fo:font-style="normal" style:letter-kerning="true" style:font-name-asian="Droid Sans Fallback" style:font-family-asian="'Droid Sans Fallback'" style:font-family-generic-asian="system" style:font-pitch-asian="variable" style:font-size-asian="12pt" style:language-asian="hi" style:country-asian="IN" style:font-style-asian="italic" style:font-name-complex="FreeSans" style:font-family-complex="FreeSans" style:font-family-generic-complex="swiss" style:font-pitch-complex="variable" style:font-size-complex="12pt" style:language-complex="hi" style:country-complex="IN" style:font-style-complex="italic" fo:hyphenate="false"/>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Unbenannt1" style:family="paragraph" style:default-outline-level="" style:list-style-name=""/>
    <style:style style:name="LangSci_5f_Langinfo" style:display-name="LangSci_Langinfo" style:family="paragraph" style:next-style-name="LangSci_5f_Example" style:default-outline-level="" style:list-style-name="LangSci_5f_Langinfo2" style:master-page-name="">
      <loext:graphic-properties draw:fill="none" draw:fill-color="#4f81bd"/>
      <style:paragraph-properties fo:margin-left="0.0783in" fo:margin-right="0in" fo:text-indent="0in" style:auto-text-indent="false" style:page-number="auto" fo:background-color="transparent" style:shadow="none">
        <style:tab-stops/>
      </style:paragraph-properties>
      <style:text-properties fo:font-size="12pt"/>
    </style:style>
    <style:style style:name="List_20_1_20_End" style:display-name="List 1 End" style:family="paragraph" style:parent-style-name="List" style:next-style-name="List_20_1" style:class="list">
      <style:paragraph-properties fo:margin-left="0.25in" fo:margin-right="0in" fo:margin-top="0in" fo:margin-bottom="0.1665in" loext:contextual-spacing="false" fo:text-indent="-0.25in" style:auto-text-indent="false"/>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angSci_5f_Translation_5f_Subexample" style:display-name="LangSci_Translation_Subexample" style:family="paragraph" style:parent-style-name="LangSci_5f_Translation" style:next-style-name="LangSci_5f_Langinfo" style:master-page-name="">
      <style:paragraph-properties style:page-number="auto"/>
      <style:text-properties fo:font-style="normal"/>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Absatz-Standardschriftart" style:family="text"/>
    <style:style style:name="Fußnotenzeichen1" style:family="text"/>
    <style:style style:name="Footnote_20_Symbol" style:display-name="Footnote Symbol" style:family="text">
      <style:text-properties style:text-position="super 65%"/>
    </style:style>
    <style:style style:name="Aufzählungszeichen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Numbering_20_Symbols" style:display-name="Numbering Symbols" style:family="text"/>
    <style:style style:name="Hyperlink" style:family="text">
      <style:text-properties fo:color="#000080" style:text-underline-style="solid" style:text-underline-width="auto" style:text-underline-color="font-color" style:text-underline-mode="continuous" style:text-overline-mode="continuous" style:text-line-through-mode="continuous"/>
    </style:style>
    <style:style style:name="Endnote_20_Symbol" style:display-name="Endnote Symbol" style:family="text">
      <style:text-properties style:text-position="super 65%"/>
    </style:style>
    <style:style style:name="Endnotenzeichen1" style:family="text"/>
    <style:style style:name="Sprechblasentext_20_Zchn" style:display-name="Sprechblasentext Zchn" style:family="text">
      <style:text-properties style:font-name="Tahoma" fo:font-family="Tahoma" style:font-family-generic="swiss" style:font-pitch="variable" fo:font-size="8pt" fo:language="en" fo:country="US" style:letter-kerning="true" style:font-name-asian="Droid Sans Fallback" style:font-family-asian="'Droid Sans Fallback'" style:font-family-generic-asian="system" style:font-pitch-asian="variable" style:font-size-asian="8pt" style:language-asian="hi" style:country-asian="IN" style:font-name-complex="Mangal" style:font-family-complex="Mangal" style:font-family-generic-complex="roman" style:font-pitch-complex="variable" style:font-size-complex="7pt" style:language-complex="hi" style:country-complex="IN"/>
    </style:style>
    <style:style style:name="LangSci_5f_Example_20_Zchn" style:display-name="LangSci_Example Zchn" style:family="text">
      <style:text-properties fo:font-size="12pt" fo:language="en" fo:country="US" fo:font-style="italic" style:letter-kerning="true" style:font-name-asian="Droid Sans Fallback" style:font-family-asian="'Droid Sans Fallback'" style:font-family-generic-asian="system" style:font-pitch-asian="variable" style:font-size-asian="12pt" style:language-asian="hi" style:country-asian="IN" style:font-style-asian="italic" style:font-name-complex="FreeSans" style:font-family-complex="FreeSans" style:font-family-generic-complex="swiss" style:font-pitch-complex="variable" style:font-size-complex="12pt" style:language-complex="hi" style:country-complex="IN"/>
    </style:style>
    <style:style style:name="LangSci_5f_Category" style:display-name="LangSci_Category" style:family="text">
      <style:text-properties fo:font-variant="small-caps"/>
    </style:style>
    <style:style style:name="WW_5f_CharLFO3LVL1" style:display-name="WW_CharLFO3LVL1" style:family="text">
      <style:text-properties style:font-name="Symbol" fo:font-family="Symbol" style:font-family-generic="roman" style:font-pitch="variable" style:font-charset="x-symbol" style:font-name-complex="OpenSymbol" style:font-family-complex="OpenSymbol" style:font-family-generic-complex="system" style:font-pitch-complex="variable"/>
    </style:style>
    <style:style style:name="WW_5f_CharLFO3LVL2" style:display-name="WW_CharLFO3LVL2"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3LVL3" style:display-name="WW_CharLFO3LVL3"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3LVL4" style:display-name="WW_CharLFO3LVL4" style:family="text">
      <style:text-properties style:font-name="Symbol" fo:font-family="Symbol" style:font-family-generic="roman" style:font-pitch="variable" style:font-charset="x-symbol" style:font-name-complex="OpenSymbol" style:font-family-complex="OpenSymbol" style:font-family-generic-complex="system" style:font-pitch-complex="variable"/>
    </style:style>
    <style:style style:name="WW_5f_CharLFO3LVL5" style:display-name="WW_CharLFO3LVL5"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3LVL6" style:display-name="WW_CharLFO3LVL6"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3LVL7" style:display-name="WW_CharLFO3LVL7" style:family="text">
      <style:text-properties style:font-name="Symbol" fo:font-family="Symbol" style:font-family-generic="roman" style:font-pitch="variable" style:font-charset="x-symbol" style:font-name-complex="OpenSymbol" style:font-family-complex="OpenSymbol" style:font-family-generic-complex="system" style:font-pitch-complex="variable"/>
    </style:style>
    <style:style style:name="WW_5f_CharLFO3LVL8" style:display-name="WW_CharLFO3LVL8"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3LVL9" style:display-name="WW_CharLFO3LVL9"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style:num-suffix=")" style:num-format="1">
        <style:list-level-properties text:list-level-position-and-space-mode="label-alignment">
          <style:list-level-label-alignment text:label-followed-by="listtab" fo:text-indent="-0.402in" fo:margin-left="0.4807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angSci_5f_Langinfo2" style:display-name="LangSci_Langinfo2">
      <text:list-level-style-number text:level="1" style:num-prefix="(" style:num-suffix=")" style:num-format="1">
        <style:list-level-properties text:list-level-position-and-space-mode="label-alignment">
          <style:list-level-label-alignment text:label-followed-by="listtab" text:list-tab-stop-position="0.0783in" fo:text-indent="-0.1965in" fo:margin-left="0.196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0783in" fo:text-indent="0.5516in" fo:margin-left="0.1965in"/>
        </style:list-level-properties>
      </text:list-level-style-number>
      <text:list-level-style-number text:level="3" style:num-format="">
        <style:list-level-properties text:list-level-position-and-space-mode="label-alignment">
          <style:list-level-label-alignment text:label-followed-by="listtab" fo:text-indent="-0.1965in" fo:margin-left="0.1965in"/>
        </style:list-level-properties>
      </text:list-level-style-number>
      <text:list-level-style-number text:level="4" text:style-name="Numbering_20_Symbols" style:num-format="">
        <style:list-level-properties text:list-level-position-and-space-mode="label-alignment">
          <style:list-level-label-alignment text:label-followed-by="listtab" fo:text-indent="-0.1965in" fo:margin-left="0.1965in"/>
        </style:list-level-properties>
      </text:list-level-style-number>
      <text:list-level-style-number text:level="5" text:style-name="Numbering_20_Symbols" style:num-format="">
        <style:list-level-properties text:list-level-position-and-space-mode="label-alignment">
          <style:list-level-label-alignment text:label-followed-by="listtab" fo:text-indent="-0.1965in" fo:margin-left="0.1965in"/>
        </style:list-level-properties>
      </text:list-level-style-number>
      <text:list-level-style-number text:level="6" text:style-name="Numbering_20_Symbols" style:num-format="">
        <style:list-level-properties text:list-level-position-and-space-mode="label-alignment">
          <style:list-level-label-alignment text:label-followed-by="listtab" fo:text-indent="-0.1965in" fo:margin-left="0.1965in"/>
        </style:list-level-properties>
      </text:list-level-style-number>
      <text:list-level-style-number text:level="7" text:style-name="Numbering_20_Symbols" style:num-format="">
        <style:list-level-properties text:list-level-position-and-space-mode="label-alignment">
          <style:list-level-label-alignment text:label-followed-by="listtab" fo:text-indent="-0.1965in" fo:margin-left="0.1965in"/>
        </style:list-level-properties>
      </text:list-level-style-number>
      <text:list-level-style-number text:level="8" text:style-name="Numbering_20_Symbols" style:num-format="">
        <style:list-level-properties text:list-level-position-and-space-mode="label-alignment">
          <style:list-level-label-alignment text:label-followed-by="listtab" fo:text-indent="-0.1965in" fo:margin-left="0.1965in"/>
        </style:list-level-properties>
      </text:list-level-style-number>
      <text:list-level-style-number text:level="9" text:style-name="Numbering_20_Symbols" style:num-format="">
        <style:list-level-properties text:list-level-position-and-space-mode="label-alignment">
          <style:list-level-label-alignment text:label-followed-by="listtab" fo:text-indent="-0.1965in" fo:margin-left="0.19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1965in" fo:margin-left="0.1965in"/>
        </style:list-level-properties>
      </text:list-level-style-number>
    </text:list-style>
    <text:list-style style:name="LFO2">
      <text:list-level-style-number text:level="1" style:num-prefix="(" style:num-suffix=")" style:num-format="1">
        <style:list-level-properties text:list-level-position-and-space-mode="label-alignment">
          <style:list-level-label-alignment text:label-followed-by="listtab" fo:text-indent="-0.4335in" fo:margin-left="0.433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Symbol" style:num-format="1" text:start-value="0" text:footnotes-position="page" text:start-numbering-at="document"/>
    <text:notes-configuration text:note-class="endnote" text:citation-style-name="Endnote_20_Symbol" text:citation-body-style-name="Endnote_20_Symbol"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Linux_X86_64 LibreOffice_project/00m0$Build-2</meta:generator>
    <meta:initial-creator>Kopecky, Felix</meta:initial-creator>
    <meta:creation-date>2015-02-06T14:04:00Z</meta:creation-date>
    <dc:date>2017-08-24T14:45:48.704150841</dc:date>
    <meta:print-date>1899-12-31T23:00:00Z</meta:print-date>
    <meta:editing-cycles>16</meta:editing-cycles>
    <meta:editing-duration>PT1H26M7S</meta:editing-duration>
    <meta:document-statistic meta:table-count="1" meta:image-count="0" meta:object-count="0" meta:page-count="6" meta:paragraph-count="73" meta:word-count="1444" meta:character-count="8836" meta:non-whitespace-character-count="7122"/>
    <meta:template xlink:type="simple" xlink:actuate="onRequest" xlink:title="" xlink:href="../../../lsp-template2-OO.odt/Normal.dotm"/>
  </office:meta>
</office:document-meta>
</file>